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8.74pt"/>
    </style:style>
    <style:style style:name="co3" style:family="table-column">
      <style:table-column-properties fo:break-before="auto" style:column-width="87.51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1._20_in8">
      <style:table-properties table:display="true" style:writing-mode="lr-tb"/>
    </style:style>
    <style:style style:name="ta2" style:family="table" style:master-page-name="PageStyle_5f_2._20_iceKnives32">
      <style:table-properties table:display="true" style:writing-mode="lr-tb"/>
    </style:style>
    <style:style style:name="ta3" style:family="table" style:master-page-name="PageStyle_5f_3._20_prePlate33">
      <style:table-properties table:display="true" style:writing-mode="lr-tb"/>
    </style:style>
    <style:style style:name="ta4" style:family="table" style:master-page-name="PageStyle_5f_4._20_soloH26">
      <style:table-properties table:display="true" style:writing-mode="lr-tb"/>
    </style:style>
    <style:style style:name="ta5" style:family="table" style:master-page-name="PageStyle_5f_5._20_duSky24">
      <style:table-properties table:display="true" style:writing-mode="lr-tb"/>
    </style:style>
    <style:style style:name="ta6" style:family="table" style:master-page-name="PageStyle_5f_6._20_shAllow38">
      <style:table-properties table:display="true" style:writing-mode="lr-tb"/>
    </style:style>
    <style:style style:name="ta7" style:family="table" style:master-page-name="PageStyle_5f_7._20_decEnter27">
      <style:table-properties table:display="true" style:writing-mode="lr-tb"/>
    </style:style>
    <style:style style:name="ta8" style:family="table" style:master-page-name="PageStyle_5f_8._20_sciLetter34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6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3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5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9" style:family="table-cell" style:parent-style-name="Default">
      <style:table-cell-properties fo:background-color="#00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1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9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. in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in8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 office:value-type="string" calcext:value-type="string">
            <text:p>Tick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nipp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me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allo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char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em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exis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clos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ass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cont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curr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gues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debu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un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ag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nea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he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fla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roo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depos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offs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extrac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adm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lis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craf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apar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 office:value-type="string" calcext:value-type="string">
            <text:p>start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iceKnives3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iceKnives32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 office:value-type="string" calcext:value-type="string">
            <text:p>Self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et.pack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chiev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et.chai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nstitu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et.bluepri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stim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5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set.packe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 office:value-type="string" calcext:value-type="string">
            <text:p>Power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range.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den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migrate.no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a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memory.blo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ee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convert.pul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mi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interpret.method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erio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balloon.su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rea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prototype.cop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Loung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cosy.ai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harp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28" office:value-type="string" calcext:value-type="string">
            <text:p>.format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Elective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set.chain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 office:value-type="string" calcext:value-type="string">
            <text:p>Degree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f.x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New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i.c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Loop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p.i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28" office:value-type="string" calcext:value-type="string">
            <text:p>.xyz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Peripheral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set.blueprin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 office:value-type="string" calcext:value-type="string">
            <text:p>Mode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recycle.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ncer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28" office:value-type="string" calcext:value-type="string">
            <text:p>.it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Nonetheless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prePlate33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1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style-name="ce1"/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prePlate33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ree &gt; Expert &gt; Debate &gt; Condition &gt; Bread &gt; Alarm &gt; </text:p>
          </table:table-cell>
          <table:table-cell table:style-name="ce16" office:value-type="string" calcext:value-type="string">
            <text:p>Application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procedur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ntex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decid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umma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initiat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feren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creat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odul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process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o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execut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mpac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switch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nvironmen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verify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ultu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featur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usiness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seiz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olic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mandatory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on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extra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uthentic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devic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ncryp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system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Decryp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us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pyrigh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offic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ar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relat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enso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mak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adius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wav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ransmiss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interest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Laye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band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ggreg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reason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Histo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slim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lectric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bit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ue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whol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unci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 office:value-type="string" calcext:value-type="string">
            <text:p>_group_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Fuse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procedure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aith &gt; Easy &gt; Diet &gt; Cost &gt; Brand &gt; Appeal &gt; </text:p>
          </table:table-cell>
          <table:table-cell table:style-name="ce16" office:value-type="string" calcext:value-type="string">
            <text:p>Syntax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A#3</text:p>
          </table:table-cell>
          <table:table-cell table:style-name="ce2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style-name="ce1" table:number-columns-repeated="6"/>
          <table:table-cell table:style-name="ce2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bea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anagemen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is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curs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ha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rchitectu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roduc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haracteristic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as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pecific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o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Organis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ars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strument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lu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xpress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gil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pecialis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brea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Diversific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h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form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oom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erminolog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ac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smetic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eas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echanism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jec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rpor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hec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lassific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har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mmunic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mas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lativit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wip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cknowledgemen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igh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echnolog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rowd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mmiss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nin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Occup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ki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ymmet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egre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Diplomac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bloc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duc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-</text:p>
          </table:table-cell>
          <table:table-cell table:style-name="ce30" office:value-type="string" calcext:value-type="string">
            <text:p>_unique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Requirement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decide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riend &gt; Elite &gt; Dive &gt; Clock &gt; Boat &gt; Ask &gt; </text:p>
          </table:table-cell>
          <table:table-cell table:style-name="ce16" office:value-type="string" calcext:value-type="string">
            <text:p>Script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B#2</text:p>
          </table:table-cell>
          <table:table-cell table:style-name="ce2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style-name="ce1" table:number-columns-repeated="6"/>
          <table:table-cell table:style-name="ce2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eep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hrom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box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ac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fo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cene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medium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Networ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iquid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ustom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tar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las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orb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aske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ours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hel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ues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cree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ound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symmet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oi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ymbo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origi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Linea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ntr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arb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nves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ream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whil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ode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x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aintai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og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yp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ent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as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op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ata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ie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top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ot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opposi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erv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imila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Nes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ri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ngin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lip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ape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-</text:p>
          </table:table-cell>
          <table:table-cell table:style-name="ce30" office:value-type="string" calcext:value-type="string">
            <text:p>_format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Heading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initiate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un &gt; Esteem &gt; Depict &gt; Castle &gt; Bind &gt; Arts &gt; </text:p>
          </table:table-cell>
          <table:table-cell table:style-name="ce16" office:value-type="string" calcext:value-type="string">
            <text:p>Torrent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C#3</text:p>
          </table:table-cell>
          <table:table-cell table:style-name="ce2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style-name="ce1" table:number-columns-repeated="6"/>
          <table:table-cell table:style-name="ce2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new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la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ourc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mpu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ful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nalogu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eriod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ilte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andom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owe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eria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Distribu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r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cor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oo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epar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micro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an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atch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ppen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nex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ubmi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hi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are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ls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en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ithe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ccomplis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qua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esid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reviou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rac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ontinu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Uni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dap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Glob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equenc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Virtu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mai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Logarithm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void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ap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or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ructu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ou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pring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ength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Lin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rim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ransform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-</text:p>
          </table:table-cell>
          <table:table-cell table:style-name="ce30" office:value-type="string" calcext:value-type="string">
            <text:p>_let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Gross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create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auna &amp; Flora &gt; Epic &gt; Dais &gt; Cave &gt; By &gt; All &gt; </text:p>
          </table:table-cell>
          <table:table-cell table:style-name="ce16" office:value-type="string" calcext:value-type="string">
            <text:p>Infrastructure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D#3</text:p>
          </table:table-cell>
          <table:table-cell table:style-name="ce2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style-name="ce1" table:number-columns-repeated="6"/>
          <table:table-cell table:style-name="ce2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fracti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Less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xclu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ylis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nclu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an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dmi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agazin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tatic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ertia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ompan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ound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oo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ppropri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abl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ortun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ranc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ledg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nsuranc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anorama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ea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Wort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bu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Wealt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uo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liff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oc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asic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el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Hurdl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hi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Quarte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il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requenc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bed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frac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apsul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ircumstan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atelli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levan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opaqu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mposi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hrow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arit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rro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ampus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efaul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mpatibl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r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Dia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-</text:p>
          </table:table-cell>
          <table:table-cell table:style-name="ce30" office:value-type="string" calcext:value-type="string">
            <text:p>_function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Lexicon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process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act &gt; Elect &gt; Dense &gt; Cream &gt; Bridge &gt; At &gt; </text:p>
          </table:table-cell>
          <table:table-cell table:style-name="ce16" office:value-type="string" calcext:value-type="string">
            <text:p>Quantum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E#3</text:p>
          </table:table-cell>
          <table:table-cell table:style-name="ce2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style-name="ce1" table:number-columns-repeated="6"/>
          <table:table-cell table:style-name="ce2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plash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ampl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ru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or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floa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e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pou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il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bstrac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ffec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flux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ragmen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elta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mpac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lig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un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extur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oli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xpon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Guarant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objec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ee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ucces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ra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bonu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oc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u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xquisi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rece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outin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ta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ddress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jac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tellec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radi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quit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i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elf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lia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oc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amma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ractic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nterfac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ppl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istinc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ignatu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tring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retc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fals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cceler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-</text:p>
          </table:table-cell>
          <table:table-cell table:style-name="ce30" office:value-type="string" calcext:value-type="string">
            <text:p>_jump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Periodic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execute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lat &gt; Energy &gt; Date &gt; Case &gt; Border &gt; Aim &gt; </text:p>
          </table:table-cell>
          <table:table-cell table:style-name="ce16" office:value-type="string" calcext:value-type="string">
            <text:p>Motor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F#5</text:p>
          </table:table-cell>
          <table:table-cell table:style-name="ce2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style-name="ce1" table:number-columns-repeated="6"/>
          <table:table-cell table:style-name="ce2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measur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ram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xplo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el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is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Das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eceiv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orqu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raphic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us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u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chem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irecti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hif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las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ccess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mplem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ig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rototyp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et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ssembl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po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mplifie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sul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enesi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qualis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evelop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stal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ransceive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adio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ypograph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ur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eploym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scal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ommunica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flec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ttribu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hroug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ransacti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Whee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rrow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buffe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ul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ransm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mpil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ictionar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Hik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mplo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ing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-</text:p>
          </table:table-cell>
          <table:table-cell table:style-name="ce30" office:value-type="string" calcext:value-type="string">
            <text:p>_swing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Wool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switch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luid &gt; Explore &gt; Drive &gt; Choice &gt; Book &gt; And &gt; </text:p>
          </table:table-cell>
          <table:table-cell table:style-name="ce16" office:value-type="string" calcext:value-type="string">
            <text:p>Wrap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G#3</text:p>
          </table:table-cell>
          <table:table-cell table:style-name="ce2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style-name="ce1" table:number-columns-repeated="6"/>
          <table:table-cell table:style-name="ce2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efil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hai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espons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empora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enera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xplan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wish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ortfolio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uthenticati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nemonic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eb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xclusiv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lan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art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hiberna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xce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namespac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Documen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methodolog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Vouche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ibrar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avouri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ccessor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olidarit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miscellaneou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rofess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epositor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clusiv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aste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xampl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erve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ateri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nvestm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dviso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framewor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ynonymous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ispla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Ultim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maste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ressu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red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ypo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uthorisati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mar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qu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Noti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kerne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fterwor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latform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lbum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-</text:p>
          </table:table-cell>
          <table:table-cell table:style-name="ce30" office:value-type="string" calcext:value-type="string">
            <text:p>_problem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Quotation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verify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ire &gt; Evaluate &gt; Discover &gt; Cone &gt; Base &gt; Assert &gt; </text:p>
          </table:table-cell>
          <table:table-cell table:style-name="ce16" office:value-type="string" calcext:value-type="string">
            <text:p>Hood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H#4</text:p>
          </table:table-cell>
          <table:table-cell table:style-name="ce2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style-name="ce1" table:number-columns-repeated="6"/>
          <table:table-cell table:style-name="ce2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oub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ar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overag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utom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ingua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al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origina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aramoun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nitia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rologu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haracter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Heritag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rra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tti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lectr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formativ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vertex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ncentr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oi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ntribu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rox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ubstitu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ncid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Nomine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web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riorit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v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Knowledg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azet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Lyric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nquir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urcharg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eas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gredien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ercentil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redic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ctivit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ntinuous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v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Guidan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ibb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rofi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fossi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mmers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ntiqu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ric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am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i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iscover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Offsho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-</text:p>
          </table:table-cell>
          <table:table-cell table:style-name="ce30" office:value-type="string" calcext:value-type="string">
            <text:p>_pencil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Monument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1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style-name="ce1"/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1" table:number-rows-repeated="10483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soloH26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soloH26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 office:value-type="string" calcext:value-type="string">
            <text:p>Account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fixtur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cronym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associa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Dus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genera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ag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examin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nvenien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cal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eries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indexe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andar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dynamic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idge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loca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il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passag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g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amplitu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Objec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ubstanc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lpha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enormou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eta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bonu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Gamma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evid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oom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facilita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or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portabl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an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multitu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urfa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hoo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rai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advanc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arrie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conduc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ransfe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reflec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Lamp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harmon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lassic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ynchronis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mbod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distribu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lavou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broke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Vesse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 office:value-type="string" calcext:value-type="string">
            <text:p>thumb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Tuesday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duSky24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duSky24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 office:value-type="string" calcext:value-type="string">
            <text:p>Instant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5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shAllow38" table:style-name="ta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shAllow38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/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5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decEnter27" table:style-name="ta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decEnter27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/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5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sciLetter34" table:style-name="ta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sciLetter34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/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5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_20_in8" style:display-name="PageStyle_1. in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iceKnives32" style:display-name="PageStyle_2. iceKnives3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_20_prePlate33" style:display-name="PageStyle_3. prePlate3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soloH26" style:display-name="PageStyle_4. soloH2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duSky24" style:display-name="PageStyle_5. duSky2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shAllow38" style:display-name="PageStyle_6. shAllow3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decEnter27" style:display-name="PageStyle_7. decEnter2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8._20_sciLetter34" style:display-name="PageStyle_8. sciLetter3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3191" meta:object-count="0"/>
    <meta:generator>LibreOfficeDev/6.0.5.2$Linux_X86_64 LibreOffice_project/</meta:generator>
  </office:meta>
</office:document-meta>
</file>